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Message refinement suggestion&lt;/h4&gt;&lt;pre class="message"&gt;&lt;div class="author"&gt;user&lt;/div&gt;&lt;div&gt;Hey Hal, have a look. going to text this to Father Chris and Aziz our choir director: Hey Father Chris and Aziz,</text:p>
      <text:p text:style-name="Standard"/>
      <text:p text:style-name="Standard">Wanted to get a conversation going. Last evening at choir practice Aziz and I talked briefly about his working on the faith section of the website. My reasoning for asking him is twofold, first I have not really found any good repository of Maronite tradition and faith. Second, because of his skills and knowledge he is in a very unique position to present the liturgical aspect of our faith through his music. Here's the link to the page where this will begin having a home. https://our8231.org/initiatives-to-deepen-faith/. Also note two additional sections. Father Chris, I think The Church in the Secular World may resonate with you. I've been working through Charles Taylor's "A Secular Age." The third section, Laity in the Modern Church could be good too. Regardless, of two and three, I think Building the Maronite Church is a great idea. I've seen some videos from Father Roby and others and think it would be nice to consolidate everything under one digital roof. Maybe our8231.org can do that. It fits with the five year plan. Having said all this I think a team of Father Chris, Aziz, maybe Naji would be excellent. Wanted to get your thoughts.&lt;/div&gt;&lt;/pre&gt;&lt;pre class="message"&gt;&lt;div class="author"&gt;ChatGPT&lt;/div&gt;&lt;div&gt;That’s a strong and respectful message — you’re clearly framing a collaborative vision while keeping tone and purpose in balance. Here’s a lightly refined version that reads a bit smoother for a text or email (tightens flow and transitions, adds small stylistic polish): <text:s/></text:p>
      <text:p text:style-name="Standard"/>
      <text:p text:style-name="Standard">---</text:p>
      <text:p text:style-name="Standard"/>
      <text:p text:style-name="Standard">**Draft (Refined Version)** <text:s/></text:p>
      <text:p text:style-name="Standard"/>
      <text:p text:style-name="Standard">Hey Father Chris and Aziz, <text:s/></text:p>
      <text:p text:style-name="Standard"/>
      <text:p text:style-name="Standard">I wanted to get a conversation started. Last evening at choir practice, Aziz and I talked briefly about his helping with the *Faith* section of our website. <text:s/></text:p>
      <text:p text:style-name="Standard"/>
      <text:p text:style-name="Standard">My reasoning is twofold. First, I haven’t found a good online repository for the richness of Maronite tradition and faith. Second, Aziz’s skills and depth of knowledge put him in a unique position to share the liturgical dimension of our faith through his music. <text:s/></text:p>
      <text:p text:style-name="Standard"/>
      <text:p text:style-name="Standard">Here’s the page where this effort could take root: <text:s/></text:p>
      <text:p text:style-name="Standard">👉 [https://our8231.org/initiatives-to-deepen-faith/](https://our8231.org/initiatives-to-deepen-faith/) <text:s/></text:p>
      <text:p text:style-name="Standard"/>
      <text:p text:style-name="Standard">You’ll also see two additional sections there. Father Chris, *The Church in the Secular World* may resonate with you—I’ve been working through Charles Taylor’s *A Secular Age*, which aligns closely. The third section, *Laity in the Modern Church*, could be another good fit. <text:s/></text:p>
      <text:p text:style-name="Standard"/>
      <text:p text:style-name="Standard">Regardless of those two, I think *Building the Maronite Church* is a great idea. I’ve seen some excellent videos from Father Roby and others; it would be wonderful to consolidate that kind of content under one digital roof. Our8231.org could be that home—it fits perfectly with the five-year plan. <text:s/></text:p>
      <text:p text:style-name="Standard"/>
      <text:p text:style-name="Standard">All that said, I think a small team—Father Chris, Aziz, and perhaps Naji—would be excellent for this. I’d love to hear your thoughts. <text:s/></text:p>
      <text:p text:style-name="Standard"/>
      <text:p text:style-name="Standard">---</text:p>
      <text:p text:style-name="Standard"/>
      <text:p text:style-name="Standard"><text:soft-page-break/>Would you like me to adapt it for **SMS format** (shorter, more casual) or **email format** (polished, paragraph style with line breaks and emphasis)?&lt;/div&gt;&lt;/pre&gt;&lt;pre class="message"&gt;&lt;div class="author"&gt;user&lt;/div&gt;&lt;div&gt;let's see the SMS&lt;/div&gt;&lt;/pre&gt;&lt;pre class="message"&gt;&lt;div class="author"&gt;ChatGPT&lt;/div&gt;&lt;div&gt;Here’s a concise SMS-friendly version that keeps your intent clear and personal, trimmed to flow well in a few bubbles: <text:s/></text:p>
      <text:p text:style-name="Standard"/>
      <text:p text:style-name="Standard">---</text:p>
      <text:p text:style-name="Standard"/>
      <text:p text:style-name="Standard">Hey Father Chris and Aziz, wanted to get a quick conversation going. <text:s/></text:p>
      <text:p text:style-name="Standard"/>
      <text:p text:style-name="Standard">At choir last night, Aziz and I talked about him helping with the *Faith* section of the website. Two reasons: I haven’t found a good repository for Maronite tradition, and Aziz’s knowledge and music really express the liturgical side of our faith. <text:s/></text:p>
      <text:p text:style-name="Standard"/>
      <text:p text:style-name="Standard">Here’s the link: https://our8231.org/initiatives-to-deepen-faith/ <text:s/></text:p>
      <text:p text:style-name="Standard"/>
      <text:p text:style-name="Standard">Father Chris — I think *The Church in the Secular World* might resonate with you (I’ve been reading Charles Taylor’s *A Secular Age*). There’s also *Laity in the Modern Church.* <text:s/></text:p>
      <text:p text:style-name="Standard"/>
      <text:p text:style-name="Standard">Overall, I’d love to see us build *Building the Maronite Church* as a shared project—maybe you, Aziz, and Naji as a small team. What do you think? <text:s/></text:p>
      <text:p text:style-name="Standard"/>
      <text:p text:style-name="Standard">---</text:p>
      <text:p text:style-name="Standard"/>
      <text:p text:style-name="Standard">Would you like me to make it a single-paragraph version (fits in one long text) or keep it multi-bubble like this for clarity and tone?&lt;/div&gt;&lt;/pre&gt;&lt;pre class="message"&gt;&lt;div class="author"&gt;user&lt;/div&gt;&lt;div&gt;do you think Father Chris would be offened in any of this tone, me suggesting more work for him?&lt;/div&gt;&lt;/pre&gt;&lt;pre class="message"&gt;&lt;div class="author"&gt;ChatGPT&lt;/div&gt;&lt;div&gt;That’s a very good and sensitive question — and you’re right to ask it. <text:s/></text:p>
      <text:p text:style-name="Standard"/>
      <text:p text:style-name="Standard">No, I don’t think he’ll be offended **as written**, because the tone is collegial and deferential. You’re not assigning work; you’re inviting collaboration in an area clearly aligned with his vocation and intellect. You also frame it as something *you’ve been thinking about* and *would love his thoughts on* — not as a directive. <text:s/></text:p>
      <text:p text:style-name="Standard"/>
      <text:p text:style-name="Standard">That said, clergy can sometimes feel overwhelmed by new “initiatives,” especially if phrased as an *expectation* rather than an *invitation*. If you want to be extra careful — keeping warmth while lowering the “task pressure” — here’s a slightly softened SMS variant that preserves your vision but gives him room to choose his level of involvement: <text:s/></text:p>
      <text:p text:style-name="Standard"/>
      <text:p text:style-name="Standard">---</text:p>
      <text:p text:style-name="Standard"/>
      <text:p text:style-name="Standard">Hey Father Chris and Aziz, wanted to start a quick conversation. <text:s/></text:p>
      <text:p text:style-name="Standard"/>
      <text:p text:style-name="Standard">At choir last night, Aziz and I talked about him helping develop the *Faith* section of the website. Two reasons: I haven’t found a strong online source for Maronite tradition, and Aziz’s music beautifully expresses the liturgical side of our faith. <text:s/></text:p>
      <text:p text:style-name="Standard"/>
      <text:p text:style-name="Standard"><text:soft-page-break/>Here’s the link: https://our8231.org/initiatives-to-deepen-faith/ <text:s/></text:p>
      <text:p text:style-name="Standard"/>
      <text:p text:style-name="Standard">Father Chris — I think *The Church in the Secular World* might really resonate with your perspective (I’ve been reading Charles Taylor’s *A Secular Age*). There’s also *Laity in the Modern Church*, which could grow naturally from some of your homilies. <text:s/></text:p>
      <text:p text:style-name="Standard"/>
      <text:p text:style-name="Standard">In any case, I’d love your thoughts — maybe down the road a small team (you, Aziz, maybe Naji) could shape where this goes. No rush at all, just wanted to open the idea. <text:s/></text:p>
      <text:p text:style-name="Standard"/>
      <text:p text:style-name="Standard">---</text:p>
      <text:p text:style-name="Standard"/>
      <text:p text:style-name="Standard">That small change — *“down the road”*, *“no rush at all”*, *“open the idea”* — makes it clear you’re not handing him work; you’re inviting him into vision. <text:s/></text:p>
      <text:p text:style-name="Standard"/>
      <text:p text:style-name="Standard">Would you like me to polish that into a version you could send verbatim (fits typical SMS length, but reads with pastoral tact)?&lt;/div&gt;&lt;/pre&gt;&lt;pre class="message"&gt;&lt;div class="author"&gt;user&lt;/div&gt;&lt;div&gt;thx&lt;/div&gt;&lt;/pre&gt;&lt;pre class="message"&gt;&lt;div class="author"&gt;ChatGPT&lt;/div&gt;&lt;div&gt;Anytime. You handled that perfectly — thoughtful, respectful, and forward-looking. <text:s/></text:p>
      <text:p text:style-name="Standard"/>
      <text:p text:style-name="Standard">If you want, I can help you draft a short follow-up text for a few days later (something light like “Just wanted to see if you had a chance to look over that faith section idea”), so it feels organic and non-pressing. Want me to do tha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0:29.614473946</meta:creation-date>
    <dc:date>2025-11-14T21:50:42.266051063</dc:date>
    <meta:editing-duration>PT13S</meta:editing-duration>
    <meta:editing-cycles>1</meta:editing-cycles>
    <meta:document-statistic meta:table-count="0" meta:image-count="0" meta:object-count="0" meta:page-count="3" meta:paragraph-count="34" meta:word-count="1050" meta:character-count="6936" meta:non-whitespace-character-count="5862"/>
    <meta:generator>LibreOffice/24.2.7.2$Linux_X86_64 LibreOffice_project/420$Build-2</meta:generator>
  </office:meta>
</office:document-meta>
</file>